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 style:list-style-name="L1">
      <style:text-properties fo:font-weight="normal" style:font-weight-asian="normal" style:font-weight-complex="normal"/>
    </style:style>
    <style:style style:name="P3" style:family="paragraph" style:parent-style-name="Text_20_body" style:list-style-name="L2">
      <style:text-properties fo:font-weight="normal" style:font-weight-asian="normal" style:font-weight-complex="normal"/>
    </style:style>
    <style:style style:name="P4" style:family="paragraph" style:parent-style-name="Text_20_body" style:list-style-name="L3"/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unctional Testing Plan</text:h>
      <text:p text:style-name="Standard"/>
      <text:h text:style-name="Heading_20_2" text:outline-level="2">Code Things to Verify</text:h>
      <text:list xml:id="list30328330" text:style-name="L1">
        <text:list-item>
          <text:p text:style-name="P2">Detected patterns correctly become raw readings</text:p>
        </text:list-item>
        <text:list-item>
          <text:p text:style-name="P2">IR enb and Feedback indictors can be controlled</text:p>
        </text:list-item>
      </text:list>
      <text:list xml:id="list30336504" text:style-name="L2">
        <text:list-item>
          <text:p text:style-name="P3">I2C @ 100 KHz</text:p>
        </text:list-item>
        <text:list-item>
          <text:p text:style-name="P3">All address options function with driver</text:p>
        </text:list-item>
      </text:list>
      <text:p text:style-name="P1"/>
      <text:h text:style-name="Heading_20_2" text:outline-level="2">HW Things to Verify</text:h>
      <text:list xml:id="list30337580" text:style-name="L3">
        <text:list-item>
          <text:p text:style-name="P4">Silkscreen axes for polarity</text:p>
        </text:list-item>
        <text:list-item>
          <text:p text:style-name="P4">Power consumption</text:p>
          <text:list>
            <text:list-item>
              <text:p text:style-name="P4">With knob to min</text:p>
            </text:list-item>
            <text:list-item>
              <text:p text:style-name="P4">With knob to max</text:p>
            </text:list-item>
            <text:list-item>
              <text:p text:style-name="P4">Measure the current draw during a strobe with knob at max, Vbulk = 6v.</text:p>
            </text:list-item>
          </text:list>
        </text:list-item>
        <text:list-item>
          <text:p text:style-name="P4">I2C interface rise times are far below clk pulse high width</text:p>
        </text:list-item>
        <text:list-item>
          <text:p text:style-name="P4">MICxxxx regulators vend stable rails, does the cap need to be removed?</text:p>
        </text:list-item>
      </text:list>
      <text:h text:style-name="Heading_20_2" text:outline-level="2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7M44S</meta:editing-duration>
    <meta:editing-cycles>6</meta:editing-cycles>
    <meta:generator>OpenOffice.org/3.3$Win32 OpenOffice.org_project/330m20$Build-9567</meta:generator>
    <dc:date>2015-08-21T10:18:04.36</dc:date>
    <dc:creator>Marshall Taylor</dc:creator>
    <meta:document-statistic meta:table-count="0" meta:image-count="0" meta:object-count="0" meta:page-count="1" meta:paragraph-count="14" meta:word-count="97" meta:character-count="497"/>
    <meta:user-defined meta:name="Info 1"/>
    <meta:user-defined meta:name="Info 2"/>
    <meta:user-defined meta:name="Info 3"/>
    <meta:user-defined meta:name="Info 4"/>
  </office:meta>
</office:document-meta>
</file>